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9]+[.B130]+[.B131]+[.B132]+[.B133]+[.B134]+[.B135]+[.B136]+[.B137]+[.B138]+[.B139]+[.B140]+[.E113]" office:value-type="float" office:value="180" calcext:value-type="float">
            <text:p>180</text:p>
          </table:table-cell>
          <table:table-cell table:formula="of:=[.D129]-40"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0" calcext:value-type="date">
            <text:p>20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1" calcext:value-type="date">
            <text:p>21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2" calcext:value-type="date">
            <text:p>22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3-23" calcext:value-type="date">
            <text:p>23.03.20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v5</text:p>
          </table:table-cell>
          <table:table-cell/>
        </table:table-row>
        <table:table-row table:style-name="ro1">
          <table:table-cell office:value-type="date" office:date-value="2020-03-25" calcext:value-type="date">
            <text:p>25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6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7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9" calcext:value-type="date">
            <text:p>29.03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3-30" calcext:value-type="date">
            <text:p>30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42]+[.B143]+[.B144]+[.B145]+[.B146]+[.B147]+[.B148]+[.B149]+[.B150]+[.B151]+[.B152]+[.E129]" office:value-type="float" office:value="198" calcext:value-type="float">
            <text:p>198</text:p>
          </table:table-cell>
          <table:table-cell table:formula="of:=[.D142]-48"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20-04-05" calcext:value-type="date">
            <text:p>05.04.20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v6</text:p>
          </table:table-cell>
          <table:table-cell/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4-08" calcext:value-type="date">
            <text:p>08.04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4-09" calcext:value-type="date">
            <text:p>09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10" calcext:value-type="date">
            <text:p>10.04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4-13" calcext:value-type="date">
            <text:p>13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15" calcext:value-type="date">
            <text:p>15.04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4-16" calcext:value-type="date">
            <text:p>16.04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4-17" calcext:value-type="date">
            <text:p>17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20" calcext:value-type="date">
            <text:p>20.04.20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stable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5-19" calcext:value-type="date">
            <text:p>19.05.20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54:.B163])+[.E142]" office:value-type="float" office:value="194" calcext:value-type="float">
            <text:p>194</text:p>
          </table:table-cell>
          <table:table-cell table:formula="of:=[.D154]-48"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5-20" calcext:value-type="date">
            <text:p>20.05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5-21" calcext:value-type="date">
            <text:p>21.05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5-22" calcext:value-type="date">
            <text:p>22.05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5-23" calcext:value-type="date">
            <text:p>23.05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24.05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5-25" calcext:value-type="date">
            <text:p>25.05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5-27" calcext:value-type="date">
            <text:p>27.05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5-28" calcext:value-type="date">
            <text:p>28.05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5-29" calcext:value-type="date">
            <text:p>29.05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6-03" calcext:value-type="date">
            <text:p>03.06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165:.B174])+[.E154]" office:value-type="float" office:value="160" calcext:value-type="float">
            <text:p>160</text:p>
          </table:table-cell>
          <table:table-cell table:formula="of:=[.D165]-48"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6-04" calcext:value-type="date">
            <text:p>04.06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.00.0000</text:date>, <text:time style:data-style-name="N2" text:time-value="23:56:12.722640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04T16:15:24.879670909</meta:creation-date>
    <meta:generator>LibreOffice/6.4.4.2$Linux_X86_64 LibreOffice_project/40$Build-2</meta:generator>
    <dc:date>2020-06-04T23:57:36.317487613</dc:date>
    <meta:editing-duration>P1DT2H40M46S</meta:editing-duration>
    <meta:editing-cycles>385</meta:editing-cycles>
    <meta:document-statistic meta:table-count="1" meta:cell-count="339" meta:object-count="0"/>
  </office:meta>
</office:document-meta>
</file>